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lv" fo:country="LV" officeooo:rsid="000b4d62" officeooo:paragraph-rsid="001cee58"/>
    </style:style>
    <style:style style:name="P2" style:family="paragraph" style:parent-style-name="Text_20_body">
      <style:text-properties officeooo:rsid="00066715" officeooo:paragraph-rsid="00066715"/>
    </style:style>
    <style:style style:name="P3" style:family="paragraph" style:parent-style-name="Text_20_body">
      <style:text-properties fo:language="en" fo:country="US" officeooo:rsid="001cee58" officeooo:paragraph-rsid="001cee58"/>
    </style:style>
    <style:style style:name="P4" style:family="paragraph" style:parent-style-name="Text_20_body">
      <style:text-properties fo:language="en" fo:country="US" officeooo:rsid="0018284f" officeooo:paragraph-rsid="0018284f"/>
    </style:style>
    <style:style style:name="P5" style:family="paragraph" style:parent-style-name="Text_20_body">
      <style:text-properties fo:language="en" fo:country="US" officeooo:rsid="004fd453" officeooo:paragraph-rsid="004fd453"/>
    </style:style>
    <style:style style:name="P6" style:family="paragraph" style:parent-style-name="Text_20_body">
      <style:text-properties fo:language="lv" fo:country="LV" officeooo:rsid="00066715" officeooo:paragraph-rsid="00066715"/>
    </style:style>
    <style:style style:name="P7" style:family="paragraph" style:parent-style-name="Text_20_body">
      <style:text-properties fo:language="lv" fo:country="LV" officeooo:rsid="0009e24e" officeooo:paragraph-rsid="0009e24e"/>
    </style:style>
    <style:style style:name="P8" style:family="paragraph" style:parent-style-name="Text_20_body">
      <style:text-properties fo:language="lv" fo:country="LV" officeooo:rsid="000a303d" officeooo:paragraph-rsid="000a303d"/>
    </style:style>
    <style:style style:name="P9" style:family="paragraph" style:parent-style-name="Text_20_body">
      <style:text-properties fo:language="lv" fo:country="LV" officeooo:rsid="000b4d62" officeooo:paragraph-rsid="000b4d62"/>
    </style:style>
    <style:style style:name="P10" style:family="paragraph" style:parent-style-name="Text_20_body">
      <style:text-properties fo:language="lv" fo:country="LV" officeooo:rsid="000ccad4" officeooo:paragraph-rsid="000ccad4"/>
    </style:style>
    <style:style style:name="P11" style:family="paragraph" style:parent-style-name="Text_20_body">
      <style:text-properties fo:language="lv" fo:country="LV" officeooo:rsid="000db296" officeooo:paragraph-rsid="000db296"/>
    </style:style>
    <style:style style:name="P12" style:family="paragraph" style:parent-style-name="Text_20_body">
      <style:text-properties fo:language="lv" fo:country="LV" officeooo:rsid="000fadb2" officeooo:paragraph-rsid="000fadb2"/>
    </style:style>
    <style:style style:name="P13" style:family="paragraph" style:parent-style-name="Text_20_body">
      <style:text-properties fo:language="lv" fo:country="LV" officeooo:rsid="00137c73" officeooo:paragraph-rsid="00137c73"/>
    </style:style>
    <style:style style:name="P14" style:family="paragraph" style:parent-style-name="Text_20_body">
      <style:text-properties fo:language="lv" fo:country="LV" officeooo:rsid="00137c73" officeooo:paragraph-rsid="0019a94f"/>
    </style:style>
    <style:style style:name="P15" style:family="paragraph" style:parent-style-name="Text_20_body">
      <style:text-properties fo:language="lv" fo:country="LV" officeooo:rsid="0018284f" officeooo:paragraph-rsid="0018284f"/>
    </style:style>
    <style:style style:name="P16" style:family="paragraph" style:parent-style-name="Text_20_body">
      <style:text-properties fo:language="lv" fo:country="LV" officeooo:rsid="0019a94f" officeooo:paragraph-rsid="0019a94f"/>
    </style:style>
    <style:style style:name="P17" style:family="paragraph" style:parent-style-name="Text_20_body">
      <style:text-properties fo:language="lv" fo:country="LV" officeooo:rsid="000fea4f" officeooo:paragraph-rsid="000fea4f"/>
    </style:style>
    <style:style style:name="P18" style:family="paragraph" style:parent-style-name="Text_20_body">
      <style:text-properties fo:language="lv" fo:country="LV" officeooo:rsid="0011a863" officeooo:paragraph-rsid="00137c73"/>
    </style:style>
    <style:style style:name="P19" style:family="paragraph" style:parent-style-name="Text_20_body">
      <style:text-properties fo:language="lv" fo:country="LV" officeooo:rsid="002efe8e" officeooo:paragraph-rsid="002efe8e"/>
    </style:style>
    <style:style style:name="P20" style:family="paragraph" style:parent-style-name="Text_20_body">
      <style:text-properties fo:language="lv" fo:country="LV" officeooo:rsid="00332416" officeooo:paragraph-rsid="00332416"/>
    </style:style>
    <style:style style:name="P21" style:family="paragraph" style:parent-style-name="Text_20_body">
      <style:text-properties fo:language="lv" fo:country="LV" officeooo:rsid="003cd83c" officeooo:paragraph-rsid="003cd83c"/>
    </style:style>
    <style:style style:name="P22" style:family="paragraph" style:parent-style-name="Text_20_body">
      <style:text-properties officeooo:paragraph-rsid="000fea4f"/>
    </style:style>
    <style:style style:name="P23" style:family="paragraph" style:parent-style-name="Text_20_body">
      <style:text-properties officeooo:rsid="0011a863" officeooo:paragraph-rsid="00137c73"/>
    </style:style>
    <style:style style:name="P24" style:family="paragraph" style:parent-style-name="Text_20_body">
      <style:text-properties fo:language="ru" fo:country="RU" officeooo:rsid="00123886" officeooo:paragraph-rsid="00137c73"/>
    </style:style>
    <style:style style:name="P25" style:family="paragraph" style:parent-style-name="Text_20_body">
      <style:text-properties fo:language="ru" fo:country="RU" officeooo:rsid="00123886" officeooo:paragraph-rsid="0011a863"/>
    </style:style>
    <style:style style:name="P26" style:family="paragraph" style:parent-style-name="Text_20_body">
      <style:text-properties fo:language="ru" fo:country="RU" officeooo:rsid="00123886" officeooo:paragraph-rsid="0019a94f"/>
    </style:style>
    <style:style style:name="P27" style:family="paragraph" style:parent-style-name="Text_20_body">
      <style:text-properties fo:language="ru" fo:country="RU" officeooo:rsid="00315149" officeooo:paragraph-rsid="00315149"/>
    </style:style>
    <style:style style:name="P28" style:family="paragraph" style:parent-style-name="Text_20_body">
      <style:text-properties fo:language="ru" fo:country="RU" officeooo:rsid="00341439" officeooo:paragraph-rsid="0035d07d"/>
    </style:style>
    <style:style style:name="P29" style:family="paragraph" style:parent-style-name="Text_20_body">
      <style:text-properties fo:language="ru" fo:country="RU" officeooo:rsid="0036a523" officeooo:paragraph-rsid="0036a523"/>
    </style:style>
    <style:style style:name="P30" style:family="paragraph" style:parent-style-name="Text_20_body">
      <style:text-properties fo:language="ru" fo:country="RU" officeooo:rsid="0035d07d" officeooo:paragraph-rsid="0035d07d"/>
    </style:style>
    <style:style style:name="P31" style:family="paragraph" style:parent-style-name="Text_20_body">
      <style:text-properties officeooo:rsid="00220a94" officeooo:paragraph-rsid="00220a94"/>
    </style:style>
    <style:style style:name="P32" style:family="paragraph" style:parent-style-name="Text_20_body">
      <style:text-properties officeooo:paragraph-rsid="00220a94"/>
    </style:style>
    <style:style style:name="P33" style:family="paragraph" style:parent-style-name="Text_20_body">
      <style:text-properties officeooo:rsid="00233ced" officeooo:paragraph-rsid="00233ced"/>
    </style:style>
    <style:style style:name="P34" style:family="paragraph" style:parent-style-name="Text_20_body">
      <style:text-properties officeooo:rsid="00261295" officeooo:paragraph-rsid="00261295"/>
    </style:style>
    <style:style style:name="P35" style:family="paragraph" style:parent-style-name="Text_20_body">
      <style:text-properties officeooo:rsid="002828c6" officeooo:paragraph-rsid="002828c6"/>
    </style:style>
    <style:style style:name="P36" style:family="paragraph" style:parent-style-name="Text_20_body">
      <style:text-properties officeooo:rsid="002b7f53" officeooo:paragraph-rsid="002b7f53"/>
    </style:style>
    <style:style style:name="P37" style:family="paragraph" style:parent-style-name="Text_20_body">
      <style:text-properties officeooo:rsid="00315149" officeooo:paragraph-rsid="00315149"/>
    </style:style>
    <style:style style:name="P38" style:family="paragraph" style:parent-style-name="Text_20_body">
      <style:text-properties officeooo:rsid="003227d2" officeooo:paragraph-rsid="003284d4"/>
    </style:style>
    <style:style style:name="P39" style:family="paragraph" style:parent-style-name="Text_20_body">
      <style:text-properties officeooo:paragraph-rsid="004075e5"/>
    </style:style>
    <style:style style:name="P40" style:family="paragraph" style:parent-style-name="Text_20_body">
      <style:text-properties officeooo:rsid="0047e584" officeooo:paragraph-rsid="0047e584"/>
    </style:style>
    <style:style style:name="P41" style:family="paragraph" style:parent-style-name="Text_20_body">
      <style:text-properties officeooo:paragraph-rsid="0049ae0a"/>
    </style:style>
    <style:style style:name="P42" style:family="paragraph" style:parent-style-name="Text_20_body">
      <style:text-properties officeooo:rsid="004af9f4" officeooo:paragraph-rsid="004af9f4"/>
    </style:style>
    <style:style style:name="P43" style:family="paragraph" style:parent-style-name="Text_20_body">
      <style:text-properties officeooo:rsid="004cf26b" officeooo:paragraph-rsid="004cf26b"/>
    </style:style>
    <style:style style:name="P44" style:family="paragraph" style:parent-style-name="Text_20_body">
      <style:text-properties officeooo:rsid="004de4c4" officeooo:paragraph-rsid="004de4c4"/>
    </style:style>
    <style:style style:name="P45" style:family="paragraph" style:parent-style-name="Heading_20_1">
      <style:text-properties fo:language="lv" fo:country="LV" officeooo:rsid="00066715" officeooo:paragraph-rsid="00066715"/>
    </style:style>
    <style:style style:name="P46" style:family="paragraph" style:parent-style-name="Heading_20_1">
      <style:text-properties officeooo:rsid="00220a94" officeooo:paragraph-rsid="00220a94"/>
    </style:style>
    <style:style style:name="P47" style:family="paragraph" style:parent-style-name="Heading_20_1">
      <style:text-properties fo:language="en" fo:country="US" officeooo:rsid="002efe8e" officeooo:paragraph-rsid="002efe8e"/>
    </style:style>
    <style:style style:name="P48" style:family="paragraph" style:parent-style-name="Heading_20_1">
      <style:text-properties fo:language="en" fo:country="US" officeooo:rsid="003ad32d" officeooo:paragraph-rsid="003ad32d"/>
    </style:style>
    <style:style style:name="P49" style:family="paragraph" style:parent-style-name="Heading_20_1">
      <style:text-properties fo:language="ru" fo:country="RU" officeooo:rsid="00315149" officeooo:paragraph-rsid="00315149"/>
    </style:style>
    <style:style style:name="P50" style:family="paragraph" style:parent-style-name="Heading_20_1">
      <style:text-properties officeooo:rsid="004075e5" officeooo:paragraph-rsid="004075e5"/>
    </style:style>
    <style:style style:name="P51" style:family="paragraph" style:parent-style-name="Heading_20_1">
      <style:text-properties officeooo:rsid="004713f3" officeooo:paragraph-rsid="004713f3"/>
    </style:style>
    <style:style style:name="P52" style:family="paragraph" style:parent-style-name="Heading_20_1">
      <style:text-properties officeooo:rsid="0049ae0a" officeooo:paragraph-rsid="0049ae0a"/>
    </style:style>
    <style:style style:name="P53" style:family="paragraph" style:parent-style-name="Heading_20_1">
      <style:text-properties officeooo:rsid="004cf26b" officeooo:paragraph-rsid="004cf26b"/>
    </style:style>
    <style:style style:name="P54" style:family="paragraph" style:parent-style-name="Heading_20_2">
      <style:text-properties fo:language="lv" fo:country="LV" officeooo:rsid="000fea4f" officeooo:paragraph-rsid="000fea4f"/>
    </style:style>
    <style:style style:name="P55" style:family="paragraph" style:parent-style-name="Heading_20_2">
      <style:text-properties fo:language="en" fo:country="US" officeooo:rsid="0018284f" officeooo:paragraph-rsid="0018284f"/>
    </style:style>
    <style:style style:name="P56" style:family="paragraph" style:parent-style-name="Heading_20_2">
      <style:text-properties officeooo:rsid="00220a94" officeooo:paragraph-rsid="00220a94"/>
    </style:style>
    <style:style style:name="P57" style:family="paragraph" style:parent-style-name="Heading_20_2">
      <style:text-properties officeooo:rsid="00244a02" officeooo:paragraph-rsid="00242dcb"/>
    </style:style>
    <style:style style:name="P58" style:family="paragraph" style:parent-style-name="Heading_20_2">
      <style:text-properties officeooo:rsid="00270187" officeooo:paragraph-rsid="00270187"/>
    </style:style>
    <style:style style:name="P59" style:family="paragraph" style:parent-style-name="Heading_20_2">
      <style:text-properties officeooo:rsid="00242dcb" officeooo:paragraph-rsid="002b7f53"/>
    </style:style>
    <style:style style:name="P60" style:family="paragraph" style:parent-style-name="Text_20_body" style:list-style-name="L1">
      <style:text-properties fo:language="lv" fo:country="LV" officeooo:rsid="00066715" officeooo:paragraph-rsid="00066715"/>
    </style:style>
    <style:style style:name="P61" style:family="paragraph" style:parent-style-name="Text_20_body" style:list-style-name="L2">
      <style:text-properties fo:language="lv" fo:country="LV" officeooo:rsid="000b4d62" officeooo:paragraph-rsid="000b4d62"/>
    </style:style>
    <style:style style:name="P62" style:family="paragraph" style:parent-style-name="Text_20_body" style:list-style-name="L2">
      <style:text-properties fo:language="lv" fo:country="LV" officeooo:rsid="000b4d62" officeooo:paragraph-rsid="001cee58"/>
    </style:style>
    <style:style style:name="P63" style:family="paragraph" style:parent-style-name="Text_20_body" style:list-style-name="L2">
      <style:text-properties fo:language="lv" fo:country="LV" officeooo:rsid="000ccad4" officeooo:paragraph-rsid="000ccad4"/>
    </style:style>
    <style:style style:name="P64" style:family="paragraph" style:parent-style-name="Text_20_body" style:list-style-name="L3">
      <style:text-properties fo:language="lv" fo:country="LV" officeooo:rsid="000ccad4" officeooo:paragraph-rsid="000ccad4"/>
    </style:style>
    <style:style style:name="P65" style:family="paragraph" style:parent-style-name="Text_20_body" style:list-style-name="L4">
      <style:text-properties fo:language="lv" fo:country="LV" officeooo:rsid="000db296" officeooo:paragraph-rsid="000db296"/>
    </style:style>
    <style:style style:name="P66" style:family="paragraph" style:parent-style-name="Text_20_body" style:list-style-name="L5">
      <style:text-properties fo:language="lv" fo:country="LV" officeooo:rsid="0011a863" officeooo:paragraph-rsid="0011a863"/>
    </style:style>
    <style:style style:name="P67" style:family="paragraph" style:parent-style-name="Text_20_body" style:list-style-name="L6">
      <style:text-properties fo:language="lv" fo:country="LV" officeooo:rsid="00137c73" officeooo:paragraph-rsid="00137c73"/>
    </style:style>
    <style:style style:name="P68" style:family="paragraph" style:parent-style-name="Text_20_body" style:list-style-name="L6">
      <style:text-properties fo:language="lv" fo:country="LV" officeooo:rsid="0014ac4f" officeooo:paragraph-rsid="0014ac4f"/>
    </style:style>
    <style:style style:name="P69" style:family="paragraph" style:parent-style-name="Text_20_body" style:list-style-name="L6">
      <style:text-properties fo:language="lv" fo:country="LV" officeooo:rsid="00165996" officeooo:paragraph-rsid="00165996"/>
    </style:style>
    <style:style style:name="P70" style:family="paragraph" style:parent-style-name="Text_20_body" style:list-style-name="L6">
      <style:text-properties fo:language="lv" fo:country="LV" officeooo:rsid="00166eae" officeooo:paragraph-rsid="00166eae"/>
    </style:style>
    <style:style style:name="P71" style:family="paragraph" style:parent-style-name="Text_20_body" style:list-style-name="L7">
      <style:text-properties fo:language="lv" fo:country="LV" officeooo:rsid="0018284f" officeooo:paragraph-rsid="0018284f"/>
    </style:style>
    <style:style style:name="P72" style:family="paragraph" style:parent-style-name="Text_20_body" style:list-style-name="L8">
      <style:text-properties fo:language="lv" fo:country="LV" officeooo:rsid="0018284f" officeooo:paragraph-rsid="0018284f"/>
    </style:style>
    <style:style style:name="P73" style:family="paragraph" style:parent-style-name="Text_20_body" style:list-style-name="L9">
      <style:text-properties fo:language="lv" fo:country="LV" officeooo:rsid="0019a94f" officeooo:paragraph-rsid="0019a94f"/>
    </style:style>
    <style:style style:name="P74" style:family="paragraph" style:parent-style-name="Text_20_body" style:list-style-name="L10">
      <style:text-properties fo:language="lv" fo:country="LV" officeooo:rsid="001b0e2b" officeooo:paragraph-rsid="001b0e2b"/>
    </style:style>
    <style:style style:name="P75" style:family="paragraph" style:parent-style-name="Text_20_body" style:list-style-name="L17">
      <style:text-properties fo:language="lv" fo:country="LV" officeooo:rsid="00332416" officeooo:paragraph-rsid="00332416"/>
    </style:style>
    <style:style style:name="P76" style:family="paragraph" style:parent-style-name="Text_20_body" style:list-style-name="L21">
      <style:text-properties fo:language="lv" fo:country="LV" officeooo:rsid="004fd453" officeooo:paragraph-rsid="004fd453"/>
    </style:style>
    <style:style style:name="P77" style:family="paragraph" style:parent-style-name="Text_20_body">
      <style:text-properties fo:language="lv" fo:country="LV" officeooo:rsid="004fd453" officeooo:paragraph-rsid="004fd453"/>
    </style:style>
    <style:style style:name="P78" style:family="paragraph" style:parent-style-name="Text_20_body" style:list-style-name="L5">
      <style:text-properties officeooo:paragraph-rsid="000fea4f"/>
    </style:style>
    <style:style style:name="P79" style:family="paragraph" style:parent-style-name="Text_20_body" style:list-style-name="L5">
      <style:text-properties officeooo:rsid="0011a863" officeooo:paragraph-rsid="0011a863"/>
    </style:style>
    <style:style style:name="P80" style:family="paragraph" style:parent-style-name="Text_20_body" style:list-style-name="L6">
      <style:text-properties fo:language="en" fo:country="US" officeooo:rsid="00137c73" officeooo:paragraph-rsid="00137c73"/>
    </style:style>
    <style:style style:name="P81" style:family="paragraph" style:parent-style-name="Text_20_body" style:list-style-name="L11">
      <style:text-properties fo:language="en" fo:country="US" officeooo:rsid="001cee58" officeooo:paragraph-rsid="001cee58"/>
    </style:style>
    <style:style style:name="P82" style:family="paragraph" style:parent-style-name="Text_20_body" style:list-style-name="L21">
      <style:text-properties fo:language="en" fo:country="US" officeooo:rsid="004fd453" officeooo:paragraph-rsid="004fd453"/>
    </style:style>
    <style:style style:name="P83" style:family="paragraph" style:parent-style-name="Text_20_body" style:list-style-name="L12">
      <style:text-properties officeooo:rsid="00220a94" officeooo:paragraph-rsid="00220a94"/>
    </style:style>
    <style:style style:name="P84" style:family="paragraph" style:parent-style-name="Text_20_body" style:list-style-name="L13">
      <style:text-properties officeooo:rsid="00220a94" officeooo:paragraph-rsid="00220a94"/>
    </style:style>
    <style:style style:name="P85" style:family="paragraph" style:parent-style-name="Text_20_body" style:list-style-name="L14">
      <style:text-properties officeooo:rsid="00244a02" officeooo:paragraph-rsid="00244a02"/>
    </style:style>
    <style:style style:name="P86" style:family="paragraph" style:parent-style-name="Text_20_body" style:list-style-name="L14">
      <style:text-properties officeooo:rsid="00244a02" officeooo:paragraph-rsid="00261295"/>
    </style:style>
    <style:style style:name="P87" style:family="paragraph" style:parent-style-name="Text_20_body" style:list-style-name="L15">
      <style:text-properties officeooo:rsid="00244a02" officeooo:paragraph-rsid="002828c6"/>
    </style:style>
    <style:style style:name="P88" style:family="paragraph" style:parent-style-name="Text_20_body" style:list-style-name="L14">
      <style:text-properties officeooo:rsid="002506a6" officeooo:paragraph-rsid="002506a6"/>
    </style:style>
    <style:style style:name="P89" style:family="paragraph" style:parent-style-name="Text_20_body" style:list-style-name="L14">
      <style:text-properties officeooo:rsid="00261295" officeooo:paragraph-rsid="00261295"/>
    </style:style>
    <style:style style:name="P90" style:family="paragraph" style:parent-style-name="Text_20_body" style:list-style-name="L15">
      <style:text-properties officeooo:rsid="002828c6" officeooo:paragraph-rsid="002828c6"/>
    </style:style>
    <style:style style:name="P91" style:family="paragraph" style:parent-style-name="Text_20_body" style:list-style-name="L15">
      <style:text-properties officeooo:rsid="002b43e5" officeooo:paragraph-rsid="002b43e5"/>
    </style:style>
    <style:style style:name="P92" style:family="paragraph" style:parent-style-name="Text_20_body" style:list-style-name="L16">
      <style:text-properties officeooo:rsid="002b7f53" officeooo:paragraph-rsid="002b7f53"/>
    </style:style>
    <style:style style:name="P93" style:family="paragraph" style:parent-style-name="Text_20_body" style:list-style-name="L18">
      <style:text-properties officeooo:rsid="003ba26a" officeooo:paragraph-rsid="003e08fd"/>
    </style:style>
    <style:style style:name="P94" style:family="paragraph" style:parent-style-name="Text_20_body" style:list-style-name="L18">
      <style:text-properties officeooo:rsid="003ba26a" officeooo:paragraph-rsid="003ba26a"/>
    </style:style>
    <style:style style:name="P95" style:family="paragraph" style:parent-style-name="Text_20_body" style:list-style-name="L18">
      <style:text-properties officeooo:rsid="003ba26a" officeooo:paragraph-rsid="003fad71"/>
    </style:style>
    <style:style style:name="P96" style:family="paragraph" style:parent-style-name="Text_20_body" style:list-style-name="L19">
      <style:text-properties officeooo:rsid="004af9f4" officeooo:paragraph-rsid="004af9f4"/>
    </style:style>
    <style:style style:name="P97" style:family="paragraph" style:parent-style-name="Text_20_body" style:list-style-name="L20">
      <style:text-properties officeooo:rsid="004cf26b" officeooo:paragraph-rsid="004cf26b"/>
    </style:style>
    <style:style style:name="P98" style:family="paragraph" style:parent-style-name="Text_20_body" style:list-style-name="L20">
      <style:text-properties officeooo:rsid="004de4c4" officeooo:paragraph-rsid="004de4c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5996"/>
    </style:style>
    <style:style style:name="T3" style:family="text">
      <style:text-properties fo:language="en" fo:country="US" officeooo:rsid="003ad32d"/>
    </style:style>
    <style:style style:name="T4" style:family="text">
      <style:text-properties fo:language="lv" fo:country="LV"/>
    </style:style>
    <style:style style:name="T5" style:family="text">
      <style:text-properties fo:language="lv" fo:country="LV" officeooo:rsid="000fea4f"/>
    </style:style>
    <style:style style:name="T6" style:family="text">
      <style:text-properties fo:language="lv" fo:country="LV" officeooo:rsid="0011a863"/>
    </style:style>
    <style:style style:name="T7" style:family="text">
      <style:text-properties fo:language="lv" fo:country="LV" officeooo:rsid="0014ac4f"/>
    </style:style>
    <style:style style:name="T8" style:family="text">
      <style:text-properties fo:language="lv" fo:country="LV" officeooo:rsid="002b7f53"/>
    </style:style>
    <style:style style:name="T9" style:family="text">
      <style:text-properties fo:language="lv" fo:country="LV" officeooo:rsid="003284d4"/>
    </style:style>
    <style:style style:name="T10" style:family="text">
      <style:text-properties fo:language="lv" fo:country="LV" officeooo:rsid="003757e9"/>
    </style:style>
    <style:style style:name="T11" style:family="text">
      <style:text-properties fo:language="lv" fo:country="LV" officeooo:rsid="003cd83c"/>
    </style:style>
    <style:style style:name="T12" style:family="text">
      <style:text-properties fo:language="lv" fo:country="LV" officeooo:rsid="003efbe6"/>
    </style:style>
    <style:style style:name="T13" style:family="text">
      <style:text-properties fo:language="lv" fo:country="LV" officeooo:rsid="003fad71"/>
    </style:style>
    <style:style style:name="T14" style:family="text">
      <style:text-properties officeooo:rsid="000b4d62"/>
    </style:style>
    <style:style style:name="T15" style:family="text">
      <style:text-properties officeooo:rsid="000fadb2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123886"/>
    </style:style>
    <style:style style:name="T18" style:family="text">
      <style:text-properties fo:language="ru" fo:country="RU" officeooo:rsid="0014ac4f"/>
    </style:style>
    <style:style style:name="T19" style:family="text">
      <style:text-properties fo:language="ru" fo:country="RU" officeooo:rsid="00165996"/>
    </style:style>
    <style:style style:name="T20" style:family="text">
      <style:text-properties fo:language="ru" fo:country="RU" officeooo:rsid="003257e9"/>
    </style:style>
    <style:style style:name="T21" style:family="text">
      <style:text-properties officeooo:rsid="00165996"/>
    </style:style>
    <style:style style:name="T22" style:family="text">
      <style:text-properties officeooo:rsid="00166eae"/>
    </style:style>
    <style:style style:name="T23" style:family="text">
      <style:text-properties officeooo:rsid="0019a94f"/>
    </style:style>
    <style:style style:name="T24" style:family="text">
      <style:text-properties officeooo:rsid="00233ced"/>
    </style:style>
    <style:style style:name="T25" style:family="text">
      <style:text-properties officeooo:rsid="00244a02"/>
    </style:style>
    <style:style style:name="T26" style:family="text">
      <style:text-properties officeooo:rsid="002506a6"/>
    </style:style>
    <style:style style:name="T27" style:family="text">
      <style:text-properties officeooo:rsid="00294ae4"/>
    </style:style>
    <style:style style:name="T28" style:family="text">
      <style:text-properties officeooo:rsid="002d94ae"/>
    </style:style>
    <style:style style:name="T29" style:family="text">
      <style:text-properties officeooo:rsid="003227d2"/>
    </style:style>
    <style:style style:name="T30" style:family="text">
      <style:text-properties officeooo:rsid="0035d07d"/>
    </style:style>
    <style:style style:name="T31" style:family="text">
      <style:text-properties officeooo:rsid="003757e9"/>
    </style:style>
    <style:style style:name="T32" style:family="text">
      <style:text-properties officeooo:rsid="004af9f4"/>
    </style:style>
    <style:style style:name="T33" style:family="text">
      <style:text-properties officeooo:rsid="004eac40"/>
    </style:style>
    <style:style style:name="T34" style:family="text">
      <style:text-properties officeooo:rsid="004ee2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Traktoru darbu tehnologija</text:h>
      <text:p text:style-name="P6"/>
      <text:p text:style-name="P6">Literatura:</text:p>
      <text:list xml:id="list4066217486" text:style-name="L1">
        <text:list-item>
          <text:p text:style-name="P60">E.Ziedins, “Buvmashinas”, Zvaigzne, 1980</text:p>
        </text:list-item>
        <text:list-item>
          <text:p text:style-name="P60">I.Balodis “Zemes raksanas mashinas”, Riga, Zvaigzne, 1979</text:p>
        </text:list-item>
      </text:list>
      <text:p text:style-name="P2"><text:a xlink:type="simple" xlink:href="https://lais.llu.lv/lluis/kursa_apraksts_pub/GBUV3007" text:style-name="Internet_20_link" text:visited-style-name="Visited_20_Internet_20_Link"><text:span text:style-name="T4">https://lais.llu.lv/lluis/kursa_apraksts_pub/GBUV3007</text:span></text:a></text:p>
      <text:p text:style-name="P6"/>
      <text:p text:style-name="P7">(30*7111)</text:p>
      <text:p text:style-name="P7"/>
      <text:p text:style-name="P8">Что такое экскаватор. Самоходная землеройная машина, которая rok un p<text:span text:style-name="T14">ā</text:span>rvieto grunti neliel<text:span text:style-name="T14">ā attālumā</text:span> un izber to kaudz<text:span text:style-name="T14">ē</text:span> vai <text:span text:style-name="T14">iekrauj transprta līdzeklī.</text:span></text:p>
      <text:p text:style-name="P8"/>
      <text:p text:style-name="P9">Ekskavatoru iedalījums pēc gaitasiekartas:</text:p>
      <text:list xml:id="list2363741978" text:style-name="L2">
        <text:list-item>
          <text:p text:style-name="P61">riteņugaitas</text:p>
        </text:list-item>
        <text:list-item>
          <text:p text:style-name="P61">kāpurķēžugaitas</text:p>
        </text:list-item>
        <text:list-item>
          <text:p text:style-name="P61">peldošie</text:p>
        </text:list-item>
        <text:list-item>
          <text:p text:style-name="P61">stacionārie</text:p>
        </text:list-item>
        <text:list-item>
          <text:p text:style-name="P61">sliežu ceļa gaitas</text:p>
        </text:list-item>
        <text:list-item>
          <text:p text:style-name="P63">solojošas gaitas</text:p>
        </text:list-item>
      </text:list>
      <text:p text:style-name="P9"/>
      <text:p text:style-name="P10">P<text:span text:style-name="T15">ē</text:span>c darbibas rakstura:</text:p>
      <text:list xml:id="list747503817" text:style-name="L3">
        <text:list-item>
          <text:p text:style-name="P64">cikliskas darbības</text:p>
        </text:list-item>
        <text:list-item>
          <text:p text:style-name="P64">nepārtrakstas darbības</text:p>
        </text:list-item>
      </text:list>
      <text:p text:style-name="P11"/>
      <text:p text:style-name="P11">Pec dzinēja jaudas: 2kW – 22 000 kW</text:p>
      <text:p text:style-name="P11">Pec masas: 2t – 15 000t</text:p>
      <text:p text:style-name="P11">P<text:span text:style-name="T15">ē</text:span>c kausa skaita: vienkausa / daudzkausa.</text:p>
      <text:p text:style-name="P11">P<text:span text:style-name="T15">ē</text:span>c kausa tilpumiem: </text:p>
      <text:list xml:id="list3677781714" text:style-name="L4">
        <text:list-item>
          <text:p text:style-name="P65">vienkausa – 0.1 – 140 m3</text:p>
        </text:list-item>
        <text:list-item>
          <text:p text:style-name="P65">daudzkausa – 0.1 – 50 m3</text:p>
        </text:list-item>
      </text:list>
      <text:p text:style-name="P12"><text:soft-page-break/>Pēc motora tipa un skaita: dizeļ – elektro.</text:p>
      <text:h text:style-name="P54" text:outline-level="2">Vienkausa ekskavatori</text:h>
      <text:p text:style-name="P22"><text:a xlink:type="simple" xlink:href="https://ru.wikipedia.org/wiki/Одноковшовый_экскаватор" text:style-name="Internet_20_link" text:visited-style-name="Visited_20_Internet_20_Link"><text:span text:style-name="T5">https://ru.wikipedia.org/wiki/Одноковшовый_экскаватор</text:span></text:a></text:p>
      <text:p text:style-name="P22"><text:a xlink:type="simple" xlink:href="https://ru.wikipedia.org/wiki/Рабочее_оборудование_одноковшового_экскаватора" text:style-name="Internet_20_link" text:visited-style-name="Visited_20_Internet_20_Link"><text:span text:style-name="T5">https://ru.wikipedia.org/wiki/Рабочее_оборудование_одноковшового_экскаватора</text:span></text:a></text:p>
      <text:p text:style-name="P17"/>
      <text:p text:style-name="P18">классификация экскаваторов</text:p>
      <text:p text:style-name="P23"><text:span text:style-name="T17">устройство</text:span><text:span text:style-name="T5"> экскаватор</text:span><text:span text:style-name="T17">а</text:span></text:p>
      <text:p text:style-name="P24"/>
      <text:p text:style-name="P17">Pec izmantošanas veida:</text:p>
      <text:list xml:id="list722535510" text:style-name="L5">
        <text:list-item>
          <text:p text:style-name="P78"><text:span text:style-name="T5">celtniecības / vispariga uzdevuma. </text:span><text:span text:style-name="T6">0.15 – 6 m3, 2–250t</text:span></text:p>
        </text:list-item>
        <text:list-item>
          <text:p text:style-name="P79"><text:span text:style-name="T5">c</text:span><text:span text:style-name="T4">eltniecības-karjera ekskavatori. <text:s/></text:span><text:span text:style-name="T16">2-20</text:span><text:span text:style-name="T4">m3, 75-100t</text:span></text:p>
        </text:list-item>
        <text:list-item>
          <text:p text:style-name="P66">karjera. 2-20m3, 75-1000t</text:p>
        </text:list-item>
        <text:list-item>
          <text:p text:style-name="P66">atklāta karjera vai atsegšanas. 4-140m3, 170-15000t</text:p>
        </text:list-item>
        <text:list-item>
          <text:p text:style-name="P66">tuneļa. 0.5-1m3, 16-30m3</text:p>
        </text:list-item>
      </text:list>
      <text:p text:style-name="P25"/>
      <text:p text:style-name="P13">Darba ierice:</text:p>
      <text:list xml:id="list1144172249" text:style-name="L6">
        <text:list-item>
          <text:p text:style-name="P80">atpaka<text:span text:style-name="T4">ļvērstu kausu</text:span></text:p>
        </text:list-item>
        <text:list-item>
          <text:p text:style-name="P67">kauss, kura vērsta uz priekšu (tikai virs stavēšanas līmeņa)</text:p>
        </text:list-item>
        <text:list-item>
          <text:p text:style-name="P80"><text:span text:style-name="T4">dreglains </text:span><text:span text:style-name="T7">(</text:span><text:span text:style-name="T18">ковш на веревочке)</text:span></text:p>
        </text:list-item>
        <text:list-item>
          <text:p text:style-name="P68">ar pašgrābja jeb greifera tipa kausu</text:p>
        </text:list-item>
        <text:list-item>
          <text:p text:style-name="P68">ar celtņa darba ierīci</text:p>
        </text:list-item>
        <text:list-item>
          <text:p text:style-name="P68">ar zemes ēveli</text:p>
        </text:list-item>
        <text:list-item>
          <text:p text:style-name="P68">ar paļdzini <text:span text:style-name="T21">(</text:span><text:span text:style-name="T19">сваи</text:span><text:span text:style-name="T2">?)</text:span></text:p>
        </text:list-item>
        <text:list-item>
          <text:p text:style-name="P69">celmu rāvēji</text:p>
        </text:list-item>
        <text:list-item>
          <text:p text:style-name="P69">ar <text:span text:style-name="T22">rausēju</text:span></text:p>
        </text:list-item>
        <text:list-item>
          <text:p text:style-name="P70">nogāžu planētāji</text:p>
        </text:list-item>
        <text:list-item>
          <text:p text:style-name="P70">ar urbja darba iekarti</text:p>
        </text:list-item>
        <text:list-item>
          <text:p text:style-name="P70">ar vibroblietēm</text:p>
        </text:list-item>
        <text:list-item>
          <text:p text:style-name="P70">ar hidrošķierem</text:p>
        </text:list-item>
        <text:list-item>
          <text:p text:style-name="P70">ar vibroāmuru, ar vibrozobu</text:p>
        </text:list-item>
        <text:list-item>
          <text:p text:style-name="P70"><text:soft-page-break/>ar verstuvi (<text:span text:style-name="T16">закапывалка)</text:span></text:p>
        </text:list-item>
      </text:list>
      <text:h text:style-name="P55" text:outline-level="2">Dauzdkaus<text:span text:style-name="T4">a</text:span> ekskavatori</text:h>
      <text:p text:style-name="P4"/>
      <text:p text:style-name="P15">P<text:span text:style-name="T23">ē</text:span>c uzdevuma:</text:p>
      <text:list xml:id="list3963224950" text:style-name="L7">
        <text:list-item>
          <text:p text:style-name="P71">Tranšeju</text:p>
        </text:list-item>
        <text:list-item>
          <text:p text:style-name="P71">Karjeru</text:p>
        </text:list-item>
        <text:list-item>
          <text:p text:style-name="P71">Irigācijas</text:p>
        </text:list-item>
      </text:list>
      <text:p text:style-name="P15">P<text:span text:style-name="T23">ē</text:span>c darba ierices kustibas:</text:p>
      <text:list xml:id="list1213462648" text:style-name="L8">
        <text:list-item>
          <text:p text:style-name="P72">garenrakšanas (<text:span text:style-name="T16">вдоль движения)</text:span></text:p>
        </text:list-item>
        <text:list-item>
          <text:p text:style-name="P72">šķērsrakšanas <text:span text:style-name="T16">(поперек движения)</text:span></text:p>
        </text:list-item>
        <text:list-item>
          <text:p text:style-name="P72">radialrakšanas</text:p>
        </text:list-item>
      </text:list>
      <text:p text:style-name="P26"/>
      <text:p text:style-name="P14">Darba ierice:</text:p>
      <text:list xml:id="list1182405925" text:style-name="L9">
        <text:list-item>
          <text:p text:style-name="P73">daudzkausu ķēžu</text:p>
        </text:list-item>
        <text:list-item>
          <text:p text:style-name="P73">ķēžū ar rausēju</text:p>
        </text:list-item>
        <text:list-item>
          <text:p text:style-name="P73">daudzkausa rotora</text:p>
        </text:list-item>
      </text:list>
      <text:p text:style-name="P16">Pēc priežiņas veida:</text:p>
      <text:list xml:id="list2127324094" text:style-name="L10">
        <text:list-item>
          <text:p text:style-name="P74">dizeļmotora</text:p>
        </text:list-item>
        <text:list-item>
          <text:p text:style-name="P74">elektriska piedziņa</text:p>
        </text:list-item>
        <text:list-item>
          <text:p text:style-name="P74">hidrauliska piedziņa</text:p>
        </text:list-item>
      </text:list>
      <text:p text:style-name="P1">pēc gaitasiekartas:</text:p>
      <text:list xml:id="list133334118542572" text:continue-list="list2363741978" text:style-name="L2">
        <text:list-item>
          <text:p text:style-name="P62">riteņugaitas</text:p>
        </text:list-item>
        <text:list-item>
          <text:p text:style-name="P62">kāpurķēžugaitas</text:p>
        </text:list-item>
        <text:list-item>
          <text:p text:style-name="P62">sliežu ceļa gaitas</text:p>
        </text:list-item>
      </text:list>
      <text:p text:style-name="P3">Pec kausa tilpuma:</text:p>
      <text:list xml:id="list2124172200" text:style-name="L11">
        <text:list-item>
          <text:p text:style-name="P81">maz. 15-150l</text:p>
        </text:list-item>
        <text:list-item>
          <text:p text:style-name="P81">vid. 200-450l</text:p>
        </text:list-item>
        <text:list-item>
          <text:p text:style-name="P81">liel. 500-4500l</text:p>
        </text:list-item>
      </text:list>
      <text:p text:style-name="P3"/>
      <text:p text:style-name="P3"><text:a xlink:type="simple" xlink:href="http://dom-en.ru/vistav18/" text:style-name="Internet_20_link" text:visited-style-name="Visited_20_Internet_20_Link">http://dom-en.ru/vistav18/</text:a></text:p>
      <text:h text:style-name="P46" text:outline-level="1"><text:soft-page-break/>Zemes darbu veidi</text:h>
      <text:p text:style-name="P33">Apjoms ~12-15% no kopeja apjoma. Izmaksas ~15-20%.</text:p>
      <text:p text:style-name="P32"/>
      <text:list xml:id="list2704682624" text:style-name="L12">
        <text:list-item>
          <text:p text:style-name="P83">Grunts irdināšana</text:p>
        </text:list-item>
        <text:list-item>
          <text:p text:style-name="P83">.. rakšana</text:p>
        </text:list-item>
        <text:list-item>
          <text:p text:style-name="P83">.. transportēšana, pārvietošana</text:p>
        </text:list-item>
        <text:list-item>
          <text:p text:style-name="P83">.. nobēršana</text:p>
        </text:list-item>
        <text:list-item>
          <text:p text:style-name="P83">.. izlīdzināšana</text:p>
        </text:list-item>
        <text:list-item>
          <text:p text:style-name="P83">.. sablīvēšana</text:p>
        </text:list-item>
      </text:list>
      <text:p text:style-name="P31"/>
      <text:h text:style-name="P56" text:outline-level="2">Panēmieni</text:h>
      <text:list xml:id="list458155786" text:style-name="L13">
        <text:list-item>
          <text:p text:style-name="P84">&gt;85% - mehaniskais. </text:p>
        </text:list-item>
        <text:list-item>
          <text:p text:style-name="P84">12-13%. Hidrauliskais <text:span text:style-name="T24">(ar udens).</text:span></text:p>
        </text:list-item>
        <text:list-item>
          <text:p text:style-name="P84">~3%. Dinamskais (uzpridzina, <text:span text:style-name="T24">pārvieto lielas masas +1M m3</text:span>)</text:p>
        </text:list-item>
      </text:list>
      <text:h text:style-name="P57" text:outline-level="2">Vienkausa ekskavatora ražība</text:h>
      <text:list xml:id="list1190633957" text:style-name="L14">
        <text:list-item>
          <text:p text:style-name="P85">Konstruktīva (teoretisk<text:span text:style-name="T26">ā</text:span>) ražīgums Qk (m3/h)</text:p>
          <text:list>
            <text:list-item>
              <text:p text:style-name="P85">Qk = V*n</text:p>
            </text:list-item>
            <text:list-item>
              <text:p text:style-name="P85">V – kausa geometriskais tilpums</text:p>
            </text:list-item>
            <text:list-item>
              <text:p text:style-name="P88">n – maksimāli iespējams ciklu skaits stundā</text:p>
              <text:list>
                <text:list-item>
                  <text:p text:style-name="P85">n=3600/(t1+t2+t3+t4)</text:p>
                </text:list-item>
                <text:list-item>
                  <text:p text:style-name="P85">t1 – rakšanas</text:p>
                </text:list-item>
                <text:list-item>
                  <text:p text:style-name="P85">t2 – platformu pagriezšanas ilgums līdz izkraušanas vietas</text:p>
                </text:list-item>
                <text:list-item>
                  <text:p text:style-name="P85">t3 – izkraušanas ilgu<text:span text:style-name="T26">m</text:span>s</text:p>
                </text:list-item>
                <text:list-item>
                  <text:p text:style-name="P85">t4 <text:s/>– platformu pagriezšanas ilgums līdz sākumstāvoklim</text:p>
                </text:list-item>
              </text:list>
            </text:list-item>
          </text:list>
        </text:list-item>
        <text:list-item>
          <text:p text:style-name="P88">Tehniskais razīgums, Qt</text:p>
          <text:list>
            <text:list-item>
              <text:p text:style-name="P88">Qt = V* nf * phi / Kv2 (m3/h)</text:p>
            </text:list-item>
            <text:list-item>
              <text:p text:style-name="P86">V – kausa geometriskais tilpums</text:p>
            </text:list-item>
            <text:list-item>
              <text:p text:style-name="P88">nf – faktiskais ciklu skaits stundā</text:p>
            </text:list-item>
            <text:list-item>
              <text:p text:style-name="P89">phi - <text:span text:style-name="T25">kausa </text:span>pildijuma koef.<text:span text:style-name="T25"> atkarīgs no grunta veidas </text:span>un fizikala stāvokļa</text:p>
              <text:list>
                <text:list-item>
                  <text:p text:style-name="P89"><text:soft-page-break/>tiešā kausā (0.85 – 1.2), dreglains (0.9 – 1.15)</text:p>
                </text:list-item>
              </text:list>
            </text:list-item>
            <text:list-item>
              <text:p text:style-name="P89">Kv2 – grunts uzirdinājuma koeficients</text:p>
            </text:list-item>
          </text:list>
        </text:list-item>
        <text:list-item>
          <text:p text:style-name="P89">Ekspluatatīvais ražigums, Qe</text:p>
          <text:list>
            <text:list-item>
              <text:p text:style-name="P89">Qe = Qt * Ki * Kkv</text:p>
            </text:list-item>
            <text:list-item>
              <text:p text:style-name="P89">Ki – mašīnas darba laika izmantošanas koeficients (0.85 – 0.95)</text:p>
            </text:list-item>
            <text:list-item>
              <text:p text:style-name="P89">Kkv – ekskavatorista kvalifikācijas ietekums (0.81)</text:p>
            </text:list-item>
          </text:list>
        </text:list-item>
      </text:list>
      <text:h text:style-name="P58" text:outline-level="2">Daudzkausa ekskavatora ražība</text:h>
      <text:p text:style-name="P34"/>
      <text:list xml:id="list1427075027" text:style-name="L15">
        <text:list-item>
          <text:p text:style-name="P87">Konstruktīva (teoretiskā) ražīgums Qk (m3/h)</text:p>
          <text:list>
            <text:list-item>
              <text:p text:style-name="P90">Qk = <text:span text:style-name="T27">(</text:span>v*V/a<text:span text:style-name="T27">) * n</text:span></text:p>
            </text:list-item>
            <text:list-item>
              <text:p text:style-name="P90">v – kausa kustības atrums</text:p>
            </text:list-item>
            <text:list-item>
              <text:p text:style-name="P90">V – kausa tilpums</text:p>
            </text:list-item>
            <text:list-item>
              <text:p text:style-name="P90">a – kausa salis, attalums start kausien</text:p>
            </text:list-item>
            <text:list-item>
              <text:p text:style-name="P90">n – kausu skaits</text:p>
            </text:list-item>
          </text:list>
        </text:list-item>
        <text:list-item>
          <text:p text:style-name="P91">(parejajs tas pats)</text:p>
        </text:list-item>
      </text:list>
      <text:p text:style-name="P35"/>
      <text:p text:style-name="P35"/>
      <text:h text:style-name="P59" text:outline-level="2"><text:span text:style-name="T25">Vienkausa </text:span><text:span text:style-name="T8">pašgājēja iekrāvēja</text:span><text:span text:style-name="T25"> ražīgums</text:span></text:h>
      <text:list xml:id="list2956144302" text:style-name="L16">
        <text:list-item>
          <text:p text:style-name="P92">Teoretiskais</text:p>
          <text:list>
            <text:list-item>
              <text:p text:style-name="P92">Qk = V * gamma * phi / t * Kv2</text:p>
            </text:list-item>
            <text:list-item>
              <text:p text:style-name="P92">V – kausa tilpums</text:p>
            </text:list-item>
            <text:list-item>
              <text:p text:style-name="P92">gamma – materiala tilpmassa <text:span text:style-name="T28">(1.6 t/m3)</text:span></text:p>
            </text:list-item>
            <text:list-item>
              <text:p text:style-name="P92">phi – kausa pildijuma koefficients</text:p>
            </text:list-item>
            <text:list-item>
              <text:p text:style-name="P92">t – viena darbības cikls</text:p>
            </text:list-item>
            <text:list-item>
              <text:p text:style-name="P92">Kv2 – materiala uzirdinājuma koeff</text:p>
            </text:list-item>
          </text:list>
        </text:list-item>
      </text:list>
      <text:p text:style-name="P36"/>
      <text:h text:style-name="P47" text:outline-level="1">Darbs ar ekskavatoru, lietojot atpaka<text:span text:style-name="T4">ļvērstā kausa darba ierīci</text:span></text:h>
      <text:p text:style-name="P19"/>
      <text:h text:style-name="P49" text:outline-level="1"><text:soft-page-break/>Виды грунта</text:h>
      <text:p text:style-name="P27">По месту доступа и состоянию: скальный, каменистый, глинный.</text:p>
      <text:p text:style-name="P27">По комбинациям: глино-песок (10-20 глины), песко-глина (20-30 глины).</text:p>
      <text:p text:style-name="P37"><text:span text:style-name="T16">По вязкости: вязкий (глина </text:span><text:span text:style-name="T4">&gt; 5), </text:span><text:span text:style-name="T16">невязкий.</text:span></text:p>
      <text:p text:style-name="P37"><text:span text:style-name="T16">По подвижности частиц: сыпучий, спрессованый, замороженый, с</text:span><text:span text:style-name="T20">пекшийся</text:span><text:span text:style-name="T16">.</text:span></text:p>
      <text:p text:style-name="P27">Грунт в откосах: спокойный, движущийся.</text:p>
      <text:p text:style-name="P27"/>
      <text:h text:style-name="Heading_20_2" text:outline-level="2">G<text:span text:style-name="T29">runts fāzes</text:span></text:h>
      <text:p text:style-name="P38">Cieta / šķidra / gazveida. <text:span text:style-name="T9">Weight = </text:span><text:span text:style-name="T4">Cieta </text:span><text:span text:style-name="T9">+</text:span><text:span text:style-name="T4"> šķidra. </text:span><text:span text:style-name="T9">Volume = </text:span><text:span text:style-name="T4">Cieta </text:span><text:span text:style-name="T9">+</text:span><text:span text:style-name="T4"> šķidra </text:span><text:span text:style-name="T9">+ </text:span><text:span text:style-name="T4">gazveida</text:span></text:p>
      <text:p text:style-name="P20">Cieto daļiņu gradācija:</text:p>
      <text:list xml:id="list2276623179" text:style-name="L17">
        <text:list-item>
          <text:p text:style-name="P75">māls (&lt;0.005 mm)</text:p>
        </text:list-item>
        <text:list-item>
          <text:p text:style-name="P75">putekļveida (0.005-0.05 mm)</text:p>
        </text:list-item>
        <text:list-item>
          <text:p text:style-name="P75">pulverveida (0.05-0.5 mm)</text:p>
        </text:list-item>
        <text:list-item>
          <text:p text:style-name="P75">sīkgraudainas (0.5-2.0 mm)</text:p>
        </text:list-item>
        <text:list-item>
          <text:p text:style-name="P75">rupjgraudainas (2 – 10 mm)</text:p>
        </text:list-item>
        <text:list-item>
          <text:p text:style-name="P75">smalkgabalainas (10 – 26 mm)</text:p>
        </text:list-item>
        <text:list-item>
          <text:p text:style-name="P75">gabalainas (60 - 100 mm)</text:p>
        </text:list-item>
        <text:list-item>
          <text:p text:style-name="P75">rupjgabalainas (&gt; 100 mm)</text:p>
        </text:list-item>
      </text:list>
      <text:p text:style-name="P20"/>
      <text:p text:style-name="P28">Коэфициент пористости <text:span text:style-name="T30">= (объем пор на объем твердых частиц)</text:span> </text:p>
      <text:p text:style-name="P30">Пористость = (объем пор на объем грунта)</text:p>
      <text:p text:style-name="P30">Уровень влажности = (объем воды на объем пор)</text:p>
      <text:p text:style-name="P29">Весовая влажность = (масса воды на массу твердых частиц)</text:p>
      <text:p text:style-name="P29">удельный вес <text:span text:style-name="T10">(</text:span><text:span text:style-name="T31">почему-то не плотность)</text:span></text:p>
      <text:p text:style-name="P29"/>
      <text:p text:style-name="P29"><text:a xlink:type="simple" xlink:href="http://stradavesels.lv/Uploads/2014/02/12/02_2010_Broshura_A5_Celu_buve_DAS_final.pdf" text:style-name="Internet_20_link" text:visited-style-name="Visited_20_Internet_20_Link">http://stradavesels.lv/Uploads/2014/02/12/02_2010_Broshura_A5_Celu_buve_DAS_final.pdf</text:a></text:p>
      <text:p text:style-name="P29"/>
      <text:h text:style-name="P48" text:outline-level="1">Ekskavatora darba parametri</text:h>
      <text:list xml:id="list1134936150" text:style-name="L18">
        <text:list-item>
          <text:p text:style-name="P93"><text:span text:style-name="T3">M</text:span><text:span text:style-name="T1">aksim</text:span><text:span text:style-name="T4">ālais rakšanas radiuss – horizontālais attalums </text:span><text:span text:style-name="T12">no platformas līdz zobiem</text:span></text:p>
        </text:list-item>
        <text:list-item>
          <text:p text:style-name="P94"><text:soft-page-break/><text:span text:style-name="T3">M</text:span><text:span text:style-name="T1">aksim</text:span><text:span text:style-name="T4">ālais rakšanas augstums – </text:span><text:span text:style-name="T13">no stāvešanas limeņa lidz zobiem augšeja pozicija</text:span></text:p>
        </text:list-item>
        <text:list-item>
          <text:p text:style-name="P95"><text:span text:style-name="T3">M</text:span><text:span text:style-name="T1">aksim</text:span><text:span text:style-name="T4">ālais rakšanas </text:span><text:span text:style-name="T1">dzi</text:span><text:span text:style-name="T4">ļums – </text:span><text:span text:style-name="T13">no stāvešanas limeņa lidz zobiem apakšeja pozicija</text:span></text:p>
        </text:list-item>
        <text:list-item>
          <text:p text:style-name="P94"><text:span text:style-name="T3">M</text:span><text:span text:style-name="T1">aksim</text:span><text:span text:style-name="T4">ālais izbēršanas radiuss – </text:span><text:span text:style-name="T13">no plaformas līdz kausa videjas daļai (kausa izberot)</text:span></text:p>
        </text:list-item>
        <text:list-item>
          <text:p text:style-name="P95"><text:span text:style-name="T3">M</text:span><text:span text:style-name="T1">aksim</text:span><text:span text:style-name="T4">ālais izbēršanas </text:span><text:span text:style-name="T11">augstums - </text:span><text:span text:style-name="T13">no stāvešanas limeņa lidz zobiem <text:s/>(kausa izberot), vai līdz kausa dibeņa apakšejai daļai)</text:span></text:p>
        </text:list-item>
      </text:list>
      <text:p text:style-name="P21"><text:a xlink:type="simple" xlink:href="http://hydrotechnics.ru/Obshchie-usloviia-vypolneniia-zemlianykh-robot-Razrabotka-grunta-odnokovshovym-mnogokovshovymi-ekskavatorami/Osnovnye-rabochie-parametry-odnokovshovykh-ekskavatorov" text:style-name="Internet_20_link" text:visited-style-name="Visited_20_Internet_20_Link">http://hydrotechnics.ru/Obshchie-usloviia-vypolneniia-zemlianykh-robot-Razrabotka-grunta-odnokovshovym-mnogokovshovymi-ekskavatorami/Osnovnye-rabochie-parametry-odnokovshovykh-ekskavatorov</text:a></text:p>
      <text:p text:style-name="P21"/>
      <text:p text:style-name="P21"/>
      <text:h text:style-name="P50" text:outline-level="1">Darba drošība</text:h>
      <text:p text:style-name="P39"><text:a xlink:type="simple" xlink:href="http://www.lddk.lv/da/DA_Dokumenti/Izdevums/DAU_PJK_izd.pdf" text:style-name="Internet_20_link" text:visited-style-name="Visited_20_Internet_20_Link">http://www.lddk.lv/da/DA_Dokumenti/Izdevums/DAU_PJK_izd.pdf</text:a></text:p>
      <text:p text:style-name="P39"><text:a xlink:type="simple" xlink:href="https://www.google.lv/search?q=site:http://www.lddk.lv/da/DA_Dokumenti&amp;client=opera&amp;hs=mxL&amp;ei=3xKEW8XFGI6KmgWetaJ4&amp;start=10&amp;sa=N&amp;biw=1240&amp;bih=620" text:style-name="Internet_20_link" text:visited-style-name="Visited_20_Internet_20_Link">https://www.google.lv/search?q=site:http://www.lddk.lv/da/DA_Dokumenti&amp;client=opera&amp;hs=mxL&amp;ei=3xKEW8XFGI6KmgWetaJ4&amp;start=10&amp;sa=N&amp;biw=1240&amp;bih=620</text:a></text:p>
      <text:p text:style-name="P39"/>
      <text:p text:style-name="P39"><text:a xlink:type="simple" xlink:href="http://www.lbas.lv/upload/stuff/201103/darbadrosiba.pdf" text:style-name="Internet_20_link" text:visited-style-name="Visited_20_Internet_20_Link">http://www.lbas.lv/upload/stuff/201103/darbadrosiba.pdf</text:a></text:p>
      <text:p text:style-name="P39"/>
      <text:h text:style-name="P51" text:outline-level="1">Pašgājeja iekrāvēja uzbūve</text:h>
      <text:p text:style-name="P40">Lpp. 137</text:p>
      <text:p text:style-name="P40"/>
      <text:h text:style-name="P52" text:outline-level="1">Pašgrābja ierice</text:h>
      <text:p text:style-name="P41"><text:a xlink:type="simple" xlink:href="https://ru.wikipedia.org/wiki/Грейферный_ковш#Двухканатный" text:style-name="Internet_20_link" text:visited-style-name="Visited_20_Internet_20_Link">https://ru.wikipedia.org/wiki/Грейферный_ковш#Двухканатный</text:a></text:p>
      <text:p text:style-name="P41"/>
      <text:h text:style-name="Heading_20_1" text:outline-level="1">Eks<text:span text:style-name="T32">kavatora pielietojumi</text:span></text:h>
      <text:list xml:id="list1315189680" text:style-name="L19">
        <text:list-item>
          <text:p text:style-name="P96">Atskaldāma āmura p.</text:p>
        </text:list-item>
        <text:list-item>
          <text:p text:style-name="P96">Hidrauliskās šķēres</text:p>
        </text:list-item>
        <text:list-item>
          <text:p text:style-name="P96">Celtniecības darbos – celšana, pārvietošana, dakšas</text:p>
        </text:list-item>
        <text:list-item>
          <text:p text:style-name="P96">Montāžas platformas p.</text:p>
        </text:list-item>
        <text:list-item>
          <text:p text:style-name="P96"><text:soft-page-break/>Pāļu dzīšanas p.</text:p>
        </text:list-item>
        <text:list-item>
          <text:p text:style-name="P96">Sasalušas gruntas irdināšana</text:p>
        </text:list-item>
      </text:list>
      <text:p text:style-name="P42"/>
      <text:h text:style-name="P53" text:outline-level="1">TUET</text:h>
      <text:list xml:id="list2033524639" text:style-name="L20">
        <text:list-item>
          <text:p text:style-name="P97">M – iekšdedzes motors</text:p>
        </text:list-item>
        <text:list-item>
          <text:p text:style-name="P97">S – sajūgs</text:p>
        </text:list-item>
        <text:list-item>
          <text:p text:style-name="P97">PK – pārnesumkarba</text:p>
        </text:list-item>
        <text:list-item>
          <text:p text:style-name="P97">K – kardāns</text:p>
        </text:list-item>
        <text:list-item>
          <text:p text:style-name="P97">GP - galvenajs pārvads</text:p>
        </text:list-item>
        <text:list-item>
          <text:p text:style-name="P97">D – diferencialis <text:span text:style-name="T34">(ļauj griezties riteņiem ar dažadiem lenķiskiem atrumiem)</text:span></text:p>
        </text:list-item>
        <text:list-item>
          <text:p text:style-name="P97">JR- jūgreduktors</text:p>
        </text:list-item>
        <text:list-item>
          <text:p text:style-name="P97">JV – jūgvārpsta</text:p>
        </text:list-item>
        <text:list-item>
          <text:p text:style-name="P97">H – hidrosuknis</text:p>
        </text:list-item>
        <text:list-item>
          <text:p text:style-name="P97">HM – hidromotors</text:p>
        </text:list-item>
        <text:list-item>
          <text:p text:style-name="P97">SK – sadales kārba</text:p>
        </text:list-item>
        <text:list-item>
          <text:p text:style-name="P97">SS – startsavienojums</text:p>
        </text:list-item>
        <text:list-item>
          <text:p text:style-name="P97">SR – startreduktors</text:p>
        </text:list-item>
        <text:list-item>
          <text:p text:style-name="P97">SD – starptiltu diferencialis</text:p>
        </text:list-item>
        <text:list-item>
          <text:p text:style-name="P97">SP – sānpārvads</text:p>
        </text:list-item>
        <text:list-item>
          <text:p text:style-name="P97">R – riteņu reduktors</text:p>
        </text:list-item>
        <text:list-item>
          <text:p text:style-name="P97">ZP – zobratpārvads</text:p>
        </text:list-item>
        <text:list-item>
          <text:p text:style-name="P97">PR – planetārais redūkstors</text:p>
        </text:list-item>
        <text:list-item>
          <text:p text:style-name="P97">HT – hidrotransformators</text:p>
        </text:list-item>
      </text:list>
      <text:p text:style-name="P43"/>
      <text:list xml:id="list133334431809892" text:continue-numbering="true" text:style-name="L20">
        <text:list-item>
          <text:p text:style-name="P98">Me – efektīvais griezes moments, ko kada kloķu vārpsta</text:p>
        </text:list-item>
        <text:list-item>
          <text:p text:style-name="P98">Mk – griezes moments, kas tieks nodots uz dzenošām pusasīm, <text:span text:style-name="T33">Mk &gt; Me</text:span></text:p>
        </text:list-item>
      </text:list>
      <text:p text:style-name="P44"/>
      <text:p text:style-name="P5">Sajugi:</text:p>
      <text:list xml:id="list4196731616" text:style-name="L21">
        <text:list-item>
          <text:p text:style-name="P82">izsl<text:span text:style-name="T4">ēdzami</text:span></text:p>
        </text:list-item>
        <text:list-item>
          <text:p text:style-name="P76">pārslēdzamie</text:p>
        </text:list-item>
        <text:list-item>
          <text:p text:style-name="P76"><text:soft-page-break/>neizslēdzamie</text:p>
        </text:list-item>
      </text:list>
      <text:p text:style-name="P77"/>
      <text:p text:style-name="P77">http://www.savirzesregulēšana.lv/index.php?mod=par-savirzes-regulesa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Calibri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s Veretennikovs</meta:initial-creator>
    <meta:creation-date>2018-08-20T10:46:38.904000000</meta:creation-date>
    <dc:date>2018-09-13T13:33:32.533000000</dc:date>
    <dc:creator>Pavels Veretennikovs</dc:creator>
    <meta:editing-duration>P1DT10H26M35S</meta:editing-duration>
    <meta:editing-cycles>51</meta:editing-cycles>
    <meta:generator>LibreOffice/6.1.0.3$Windows_X86_64 LibreOffice_project/efb621ed25068d70781dc026f7e9c5187a4decd1</meta:generator>
    <meta:document-statistic meta:table-count="0" meta:image-count="0" meta:object-count="0" meta:page-count="9" meta:paragraph-count="199" meta:word-count="894" meta:character-count="6526" meta:non-whitespace-character-count="5905"/>
  </office:meta>
</office:document-meta>
</file>